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9bf" officeooo:paragraph-rsid="0002e9bf"/>
    </style:style>
    <style:style style:name="P2" style:family="paragraph" style:parent-style-name="Standard">
      <style:text-properties officeooo:rsid="0002e9bf" officeooo:paragraph-rsid="00075230"/>
    </style:style>
    <style:style style:name="P3" style:family="paragraph" style:parent-style-name="Standard">
      <style:text-properties officeooo:rsid="0002e9bf" officeooo:paragraph-rsid="00076ba6"/>
    </style:style>
    <style:style style:name="P4" style:family="paragraph" style:parent-style-name="Standard">
      <style:text-properties fo:font-weight="bold" officeooo:rsid="00061b7f" officeooo:paragraph-rsid="00061b7f" style:font-weight-asian="bold" style:font-weight-complex="bold"/>
    </style:style>
    <style:style style:name="P5" style:family="paragraph" style:parent-style-name="Standard">
      <style:text-properties fo:font-weight="bold" officeooo:rsid="00075230" officeooo:paragraph-rsid="00075230" style:font-weight-asian="bold" style:font-weight-complex="bold"/>
    </style:style>
    <style:style style:name="P6" style:family="paragraph" style:parent-style-name="Standard">
      <style:text-properties fo:font-weight="bold" officeooo:rsid="00080d0d" officeooo:paragraph-rsid="00080d0d" style:font-weight-asian="bold" style:font-weight-complex="bold"/>
    </style:style>
    <style:style style:name="P7" style:family="paragraph" style:parent-style-name="Standard">
      <style:text-properties fo:font-weight="bold" officeooo:rsid="00092177" officeooo:paragraph-rsid="00092177" style:font-weight-asian="bold" style:font-weight-complex="bold"/>
    </style:style>
    <style:style style:name="P8" style:family="paragraph" style:parent-style-name="Standard">
      <style:text-properties fo:font-weight="bold" officeooo:rsid="00075230" officeooo:paragraph-rsid="00075230" style:font-weight-asian="bold" style:font-weight-complex="bold"/>
    </style:style>
    <style:style style:name="P9" style:family="paragraph" style:parent-style-name="Standard">
      <style:text-properties fo:font-weight="bold" officeooo:rsid="000b57d3" officeooo:paragraph-rsid="000b57d3" style:font-weight-asian="bold" style:font-weight-complex="bold"/>
    </style:style>
    <style:style style:name="P10" style:family="paragraph" style:parent-style-name="Standard">
      <style:text-properties officeooo:rsid="00075230" officeooo:paragraph-rsid="00075230"/>
    </style:style>
    <style:style style:name="P11" style:family="paragraph" style:parent-style-name="Standard">
      <style:text-properties officeooo:rsid="0002e9bf" officeooo:paragraph-rsid="00092177"/>
    </style:style>
    <style:style style:name="P12" style:family="paragraph" style:parent-style-name="Standard">
      <style:text-properties officeooo:rsid="0002e9bf" officeooo:paragraph-rsid="000b57d3"/>
    </style:style>
    <style:style style:name="P13" style:family="paragraph" style:parent-style-name="Standard">
      <style:text-properties officeooo:rsid="000ac064" officeooo:paragraph-rsid="000ac064"/>
    </style:style>
    <style:style style:name="P14" style:family="paragraph" style:parent-style-name="Standard">
      <style:text-properties officeooo:rsid="000ac064" officeooo:paragraph-rsid="000b10c4"/>
    </style:style>
    <style:style style:name="P15" style:family="paragraph" style:parent-style-name="Standard">
      <style:text-properties officeooo:rsid="000ac064" officeooo:paragraph-rsid="000b57d3"/>
    </style:style>
    <style:style style:name="T1" style:family="text">
      <style:text-properties officeooo:rsid="00075230"/>
    </style:style>
    <style:style style:name="T2" style:family="text">
      <style:text-properties officeooo:rsid="00092177"/>
    </style:style>
    <style:style style:name="T3" style:family="text">
      <style:text-properties officeooo:rsid="000d28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rstelle einen Pipeline bei der du Klassifizierts zwischen folgenden Daten:</text:p>
      <text:p text:style-name="Standard"/>
      <text:p text:style-name="Standard">Schizophren und Gesund.</text:p>
      <text:p text:style-name="Standard">Die Struktur der daten findest du hier:</text:p>
      <text:p text:style-name="Standard"/>
      <text:p text:style-name="Standard">Folgende Datenstruktur ist gegeben: </text:p>
      <text:p text:style-name="Standard"/>
      <text:p text:style-name="Standard">C:\Users\tamin\Documents\Masterarbeit 2025\Implementierung Algortihmen\archive\Schizophrenia</text:p>
      <text:p text:style-name="Standard"/>
      <text:p text:style-name="Standard">im Ordner Schiziphrenia sind zwei Ordner norm und sch.</text:p>
      <text:p text:style-name="Standard"/>
      <text:p text:style-name="Standard">Im Ordner norm sind Dateien mit .eea format enthalten</text:p>
      <text:p text:style-name="Standard">Im Ordner sch sind Dateien mit .eea Format enthalten</text:p>
      <text:p text:style-name="Standard"/>
      <text:p text:style-name="Standard">lade bitte die Dateien führe eine Vorverarbeitung aus. Wende XGBoost training an und klassifiziere. Es gibt zwei klassen norm = normal und sch = Schizophren</text:p>
      <text:p text:style-name="Standard"/>
      <text:p text:style-name="Standard">Wichtig ist das du dabei auch eine Klassifikation mit Support Vector Machine vornimmst Quasi die Klassifikatoren mit einander vergleichst. </text:p>
      <text:p text:style-name="Standard"/>
      <text:p text:style-name="Standard">Gib den code aus so das man es im jupyter Notebook ausführen kann. </text:p>
      <text:p text:style-name="Standard"/>
      <text:p text:style-name="Standard">folgende PUnkte sollst du als Fließtext hergeben.</text:p>
      <text:p text:style-name="Standard"/>
      <text:p text:style-name="Standard"><text:s text:c="4"/>• Beschreibung der Datengrundlage (EEG)</text:p>
      <text:p text:style-name="Standard"><text:s text:c="4"/>• Datenaufbereitung: Artefaktentfernung, Filterung, Segmentierung, Normalisierung</text:p>
      <text:p text:style-name="Standard"><text:s text:c="4"/>• Trainingsaufbau (Split 70/15/15, Cross-Validation)</text:p>
      <text:p text:style-name="Standard"><text:s text:c="4"/>• Modellparameter:</text:p>
      <text:p text:style-name="Standard"><text:s text:c="8"/>◦ ML (SVM, RF, XGBoost) → Grid Search, Feature Selection</text:p>
      <text:p text:style-name="Standard"/>
      <text:p text:style-name="P1">Erstelle ein Diagramm des Trainingspipline.</text:p>
      <text:p text:style-name="P1"/>
      <text:p text:style-name="P1">Insgesamt sollen es 1,75 Seiten Text sein.</text:p>
      <text:p text:style-name="P1"/>
      <text:p text:style-name="P1"/>
      <text:p text:style-name="P1"/>
      <text:p text:style-name="P6">CNN Vs RNN</text:p>
      <text:p text:style-name="P1">Bitte mache folgendes:</text:p>
      <text:p text:style-name="P1">Erstelle einen Pipeline bei der du Klassifizierts zwischen folgenden Daten:</text:p>
      <text:p text:style-name="P1">Schizophren und Gesund.</text:p>
      <text:p text:style-name="P1">Die Struktur der daten findest du hier:</text:p>
      <text:p text:style-name="P1">Folgende Datenstruktur ist gegeben: </text:p>
      <text:p text:style-name="P1">C:\Users\tamin\Documents\Masterarbeit 2025\Implementierung Algortihmen\archive\Schizophrenia</text:p>
      <text:p text:style-name="P1">im Ordner Schiziphrenia sind zwei Ordner norm und sch.</text:p>
      <text:p text:style-name="P1">Im Ordner norm sind Dateien mit .eea format enthalten</text:p>
      <text:p text:style-name="P1">Im Ordner sch sind Dateien mit .eea Format enthalten</text:p>
      <text:p text:style-name="P1">lade bitte die Dateien. Wende CNN <text:s/>an und klassifiziere. Es gibt zwei klassen norm = normal und sch = Schizophren</text:p>
      <text:p text:style-name="P1">Wichtig ist das du dabei auch eine Klassifikation mit Recurrent neural netwok vornimmst </text:p>
      <text:p text:style-name="P1">Anschließend wende den gepaarten T-Test an. Und vergleiche Die Accuracy von Convolutionla neural network mit Recurrent neural network.</text:p>
      <text:p text:style-name="P1">Wende die Schritte zur gepaarten T-Test.</text:p>
      <text:p text:style-name="P1"><text:soft-page-break/>Gib den gesamten code mit Erklärung aus für ein Jupyter notebook.</text:p>
      <text:p text:style-name="P1"/>
      <text:p text:style-name="P1"/>
      <text:p text:style-name="P4">XGBoost und EEG</text:p>
      <text:p text:style-name="P1">Folgende Datenstruktur ist gegeben: </text:p>
      <text:p text:style-name="P1"/>
      <text:p text:style-name="P1">C:\Users\tamin\Documents\Masterarbeit 2025\Implementierung Algortihmen\archive\Schizophrenia</text:p>
      <text:p text:style-name="P1"/>
      <text:p text:style-name="P1">im Ordner Schiziphrenia sind zwei Ordner norm und sch.</text:p>
      <text:p text:style-name="P1"/>
      <text:p text:style-name="P1">Im Ordner norm sind Dateien mit .eea format enthalten</text:p>
      <text:p text:style-name="P1">Im Ordner sch sind Dateien mit .eea Format enthalten</text:p>
      <text:p text:style-name="P1"/>
      <text:p text:style-name="P1">lade bitte die Dateien führe eine Vorverarbeitung aus. Wende XGBoost training an und klassifiziere. Es gibt zwei klassen norm = normal und sch = Schizophren</text:p>
      <text:p text:style-name="P1">Wichtig ist das Accuracy sehr hoch ist und F1 auch sehr gut abschneidet.</text:p>
      <text:p text:style-name="P1"/>
      <text:p text:style-name="P3">Gib Accuracy,F1, Konfusionmatrix, <text:span text:style-name="T1">Recall</text:span> und Precision aus</text:p>
      <text:p text:style-name="P3"/>
      <text:p text:style-name="P14">Erstelle eine Jupyter Notebook Datei mit dem Code</text:p>
      <text:p text:style-name="P1"/>
      <text:p text:style-name="P1"/>
      <text:p text:style-name="P1"/>
      <text:p text:style-name="P5">SVM und EEG</text:p>
      <text:p text:style-name="P2">Folgende Datenstruktur ist gegeben: </text:p>
      <text:p text:style-name="P2"/>
      <text:p text:style-name="P2">C:\Users\tamin\Documents\Masterarbeit 2025\Implementierung Algortihmen\archive\Schizophrenia</text:p>
      <text:p text:style-name="P2"/>
      <text:p text:style-name="P2">im Ordner Schiziphrenia sind zwei Ordner norm und sch.</text:p>
      <text:p text:style-name="P2"/>
      <text:p text:style-name="P2">Im Ordner norm sind Dateien mit .eea format enthalten</text:p>
      <text:p text:style-name="P2">Im Ordner sch sind Dateien mit .eea Format enthalten</text:p>
      <text:p text:style-name="P2"/>
      <text:p text:style-name="P2">lade bitte die Dateien führe eine Vorverarbeitung aus. Wende <text:span text:style-name="T1">support vector machine</text:span> training an und klassifiziere. Es gibt zwei klassen norm = normal und sch = Schizophren</text:p>
      <text:p text:style-name="P2">Wichtig ist das Accuracy sehr hoch ist und F1 auch sehr gut abschneidet.</text:p>
      <text:p text:style-name="P2"/>
      <text:p text:style-name="P2">Gib Accuracy,F1, Konfusionmatrix, <text:span text:style-name="T1">Recall</text:span> und Precision aus</text:p>
      <text:p text:style-name="P2"/>
      <text:p text:style-name="P10">Gib den Code für Jupyter Notebook au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7"><text:soft-page-break/>RNN und EEG</text:p>
      <text:p text:style-name="P11">Folgende Datenstruktur ist gegeben: </text:p>
      <text:p text:style-name="P11"/>
      <text:p text:style-name="P11">C:\Users\tamin\Documents\Masterarbeit 2025\Implementierung Algortihmen\archive\Schizophrenia</text:p>
      <text:p text:style-name="P11"/>
      <text:p text:style-name="P11">im Ordner Schiziphrenia sind zwei Ordner norm und sch.</text:p>
      <text:p text:style-name="P11"/>
      <text:p text:style-name="P11">Im Ordner norm sind Dateien mit .eea format enthalten</text:p>
      <text:p text:style-name="P11">Im Ordner sch sind Dateien mit .eea Format enthalten</text:p>
      <text:p text:style-name="P11"/>
      <text:p text:style-name="P11">lade bitte die Dateien führe eine Vorverarbeitung aus. Wende <text:span text:style-name="T2">recurrent neural network</text:span> training an und klassifiziere. Es gibt zwei klassen norm = normal und sch = Schizophren</text:p>
      <text:p text:style-name="P11">Wichtig ist das Accuracy sehr hoch ist und F1 auch sehr gut abschneidet.</text:p>
      <text:p text:style-name="P11"/>
      <text:p text:style-name="P11">Gib Accuracy,F1, Konfusionmatrix, <text:span text:style-name="T1">Recall</text:span> und Precision aus</text:p>
      <text:p text:style-name="P11"/>
      <text:p text:style-name="P13">Erstelle eine Jupyter Notebook Datei mit dem Code</text:p>
      <text:p text:style-name="P13"/>
      <text:p text:style-name="P9"/>
      <text:p text:style-name="P9"/>
      <text:p text:style-name="P9">CNN und EEG</text:p>
      <text:p text:style-name="P12">Folgende Datenstruktur ist gegeben: </text:p>
      <text:p text:style-name="P12"/>
      <text:p text:style-name="P12">C:\Users\tamin\Documents\Masterarbeit 2025\Implementierung Algortihmen\archive\Schizophrenia</text:p>
      <text:p text:style-name="P12"/>
      <text:p text:style-name="P12">im Ordner Schiziphrenia sind zwei Ordner norm und sch.</text:p>
      <text:p text:style-name="P12"/>
      <text:p text:style-name="P12">Im Ordner norm sind Dateien mit .eea format enthalten</text:p>
      <text:p text:style-name="P12">Im Ordner sch sind Dateien mit .eea Format enthalten</text:p>
      <text:p text:style-name="P12"/>
      <text:p text:style-name="P12">lade bitte die Dateien führe eine Vorverarbeitung aus. Wende <text:span text:style-name="T3">convolutional neural network</text:span> training an und klassifiziere. Es gibt zwei klassen norm = normal und sch = Schizophren</text:p>
      <text:p text:style-name="P12">Wichtig ist das Accuracy sehr hoch ist und F1 auch sehr gut abschneidet.</text:p>
      <text:p text:style-name="P12"/>
      <text:p text:style-name="P12">Gib Accuracy,F1, Konfusionmatrix, <text:span text:style-name="T1">Recall</text:span> und Precision aus</text:p>
      <text:p text:style-name="P12"/>
      <text:p text:style-name="P15">Erstelle eine Jupyter Notebook Datei mit dem Co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7:29:00.967000000</meta:creation-date>
    <meta:editing-duration>P1DT2H29M13S</meta:editing-duration>
    <meta:editing-cycles>8</meta:editing-cycles>
    <meta:generator>LibreOffice/7.1.1.2$Windows_X86_64 LibreOffice_project/fe0b08f4af1bacafe4c7ecc87ce55bb426164676</meta:generator>
    <dc:date>2025-11-08T19:38:54.670000000</dc:date>
    <meta:document-statistic meta:table-count="0" meta:image-count="0" meta:object-count="0" meta:page-count="3" meta:paragraph-count="74" meta:word-count="651" meta:character-count="4663" meta:non-whitespace-character-count="4052"/>
  </office:meta>
</office:document-meta>
</file>